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RANSFIGURATION (9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RANSFIGURATION (9:1-1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scending the Mount of Transfiguration (9:1-2a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Ascending the Mount of Transfiguration (9:1-2a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ophecy (9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eople (9:2a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RANSFIGURATION (9:1-1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Ascending the Mount of Transfiguration (9:1-2a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On the Mount of Transfiguration (9:2b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On the Mount of Transfiguration (9:2b-8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ppearance by Moses and Elijah (9:2b-4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ssumption by Peter (9:5-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pproval by the Father (9:7-8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RANSFIGURATION (9:1-13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scending the Mount of Transfiguration (9:1-2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On the Mount of Transfiguration (9:2b-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escending the Mount of Transfiguration (9:9-13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Descending the Mount of Transfiguration (9:9-13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command (9:9-1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confusion (9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clarification (9:12-1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RANSFIGURATION (9:1-13)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Ascending the Mount of Transfiguration (9:1-2a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On the Mount of Transfiguration (9:2b-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Descending the Mount of Transfiguration (9:9-13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MARK 9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RANSFIGURATION (9:1-1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RESTORATION (9:14-32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ESTORATION (9:14-32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reliminaries (9:14-16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articulars (9:17-29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-title-Title-Slide" presentation:presentation-page-layout-name="Master1-PPL1" draw:id="Slide-266">
        <draw:frame draw:id="id103" presentation:style-name="a586" draw:name="Title 1" svg:x="1.38in" svg:y="0.83in" svg:width="10.3in" svg:height="4.42in" presentation:class="title" presentation:placeholder="false">
          <draw:text-box>
            <text:p text:style-name="a585" text:class-names="" text:cond-style-name=""><text:span text:style-name="a583" text:class-names=""><text:s text:c="1"/>The particulars (9:17-29)<text:s text:c="1"/></text:span><text:span text:style-name="a584" text:class-names=""/></text:p>
          </draw:text-box>
          <svg:title/>
          <svg:desc/>
        </draw:frame>
        <draw:frame draw:id="id104" presentation:style-name="a591" draw:name="Subtitle 2" svg:x="1.38in" svg:y="5.25in" svg:width="10.3in" svg:height="1.85in" presentation:class="subtitle" presentation:placeholder="false">
          <draw:text-box>
            <text:p text:style-name="a588" text:class-names="" text:cond-style-name=""><text:span text:style-name="a587" text:class-names=""><text:s text:c="1"/>The victim (9:17-22)<text:s text:c="1"/></text:span></text:p>
            <text:p text:style-name="a590" text:class-names="" text:cond-style-name=""><text:span text:style-name="a589" text:class-names=""/></text:p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victim (9:17-22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helpless father (9:17a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hopeless son (9:17b-1 8a, 20-22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hopeless son (9:17b-1 8a, 20-22)<text:s text:c="1"/></text:span><text:span text:style-name="a609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source of his problem (9:17b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symptoms of his problem (9:18a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span of his problem (9:20-22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victim (9:17-22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helpless father (9:17a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hopeless son (9:17b-1 8a, 20-22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particulars (9:17-29)<text:s text:c="1"/></text:span><text:span text:style-name="a642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victim (9:17-22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hapless disciples (9:18b-19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victor (9:23-29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-title-Title-Slide" presentation:presentation-page-layout-name="Master1-PPL1" draw:id="Slide-271">
        <draw:frame draw:id="id113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<text:s text:c="1"/>The victor (9:23-29)<text:s text:c="1"/></text:span><text:span text:style-name="a660" text:class-names=""/></text:p>
          </draw:text-box>
          <svg:title/>
          <svg:desc/>
        </draw:frame>
        <draw:frame draw:id="id114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Jesus reassures the father (9:23-24)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Jesus reassures the father (9:23-24)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strength of faith (9:23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struggle for faith (9:24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8" draw:style-name="a683" draw:master-page-name="Master1-Layout12-tx-Title-and-Text" presentation:presentation-page-layout-name="Master1-PPL12" draw:id="Slide-273">
        <draw:frame draw:id="id117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<text:s text:c="1"/>The victor (9:23-29)<text:s text:c="1"/></text:span><text:span text:style-name="a685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Jesus reassures the father (9:23-24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Jesus rebukes the demon (9:25-26).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Jesus restores the son (9:27).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Jesus reveals the secret (9:28-29).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Jesus reveals the secret (9:28-29).<text:s text:c="1"/></text:span><text:span text:style-name="a706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disciples (9:28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Savior (9:29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victor (9:23-29)<text:s text:c="1"/></text:span><text:span text:style-name="a721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Jesus reassures the father (9:23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Jesus rebukes the demon (9:25-26).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Jesus restores the son (9:27).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Jesus reveals the secret (9:28-29).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particulars (9:17-29)<text:s text:c="1"/></text:span><text:span text:style-name="a742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victim (9:17-2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hapless disciples (9:18b-1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victor (9:23-29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2" draw:style-name="a758" draw:master-page-name="Master1-Layout12-tx-Title-and-Text" presentation:presentation-page-layout-name="Master1-PPL12" draw:id="Slide-277">
        <draw:frame draw:id="id125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RESTORATION (9:14-32)<text:s text:c="1"/></text:span><text:span text:style-name="a760" text:class-names=""/></text:p>
          </draw:text-box>
          <svg:title/>
          <svg:desc/>
        </draw:frame>
        <draw:frame draw:id="id126" presentation:style-name="a775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preliminaries (9:14-16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particulars (9:17-29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prophecy (9:30-32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3" draw:style-name="a776" draw:master-page-name="Master1-Layout12-tx-Title-and-Text" presentation:presentation-page-layout-name="Master1-PPL12" draw:id="Slide-278">
        <draw:frame draw:id="id127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MARK 9</text:span><text:span text:style-name="a778" text:class-names=""/></text:p>
          </draw:text-box>
          <svg:title/>
          <svg:desc/>
        </draw:frame>
        <draw:frame draw:id="id128" presentation:style-name="a793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TRANSFIGURATION (9:1-13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RESTORATION (9:14-32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CLARIFICATION (9:33-50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4" draw:style-name="a794" draw:master-page-name="Master1-Layout12-tx-Title-and-Text" presentation:presentation-page-layout-name="Master1-PPL12" draw:id="Slide-279">
        <draw:frame draw:id="id129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CLARIFICATION (9:33-50)<text:s text:c="1"/></text:span><text:span text:style-name="a796" text:class-names=""/></text:p>
          </draw:text-box>
          <svg:title/>
          <svg:desc/>
        </draw:frame>
        <draw:frame draw:id="id130" presentation:style-name="a811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He speaks concerning humility (9:33-37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He speaks concerning harmony (9:38-41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He speaks concerning hell (9:42-50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5" draw:style-name="a812" draw:master-page-name="Master1-Layout12-tx-Title-and-Text" presentation:presentation-page-layout-name="Master1-PPL12" draw:id="Slide-280">
        <draw:frame draw:id="id131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MARK 9</text:span><text:span text:style-name="a814" text:class-names=""/></text:p>
          </draw:text-box>
          <svg:title/>
          <svg:desc/>
        </draw:frame>
        <draw:frame draw:id="id132" presentation:style-name="a829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TRANSFIGURATION (9:1-13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RESTORATION (9:14-32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CLARIFICATION (9:33-50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9</dc:title>
    <meta:initial-creator>David STRICKLAND</meta:initial-creator>
    <dc:creator>David STRICKLAND</dc:creator>
    <meta:creation-date>2020-02-22T17:35:26Z</meta:creation-date>
    <dc:date>2020-02-22T17:35:27Z</dc:date>
    <meta:template xlink:href="BibleStudy" xlink:type="simple"/>
    <meta:editing-cycles>1</meta:editing-cycles>
    <meta:editing-duration>PT0S</meta:editing-duration>
    <meta:document-statistic meta:paragraph-count="86" meta:word-count="570"/>
  </office:meta>
</office:document-meta>
</file>